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154f24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54f24" officeooo:paragraph-rsid="00154f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officeooo:paragraph-rsid="00154f24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54f24" officeooo:paragraph-rsid="00154f24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154f24" officeooo:paragraph-rsid="00154f24" style:font-size-asian="14pt" style:font-weight-asian="bold" style:font-size-complex="14pt" style:font-weight-complex="bold"/>
    </style:style>
    <style:style style:name="T1" style:family="text">
      <style:text-properties officeooo:rsid="00154f24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008000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 <text:span text:style-name="T1">Задание</text:span></text:p>
      <text:p text:style-name="P3">Создать консольное приложение, в котором объявить метод (и запустить его в отдельном потоке (из пула потоков)) внутри которого запустить бесконечный цикл, который выводит на консоль сообщение каждый раз, когда пользователь нажимает Enter. Между нажатиями на Enter поток с бесконечным циклом замирает в ожидании действия пользователя. </text:p>
      <text:p text:style-name="P3"/>
      <text:p text:style-name="P2">Полный код:</text:p>
      <text:p text:style-name="P2"/>
      <text:p text:style-name="Standard" loext:marker-style-name="T3"><text:span text:style-name="T2">using</text:span><text:span text:style-name="T3"> System;</text:span></text:p>
      <text:p text:style-name="Standard" loext:marker-style-name="T3"><text:span text:style-name="T2">using</text:span><text:span text:style-name="T3"> System.Threading;</text:span></text:p>
      <text:p text:style-name="P5" loext:marker-style-name="T3"/>
      <text:p text:style-name="Standard" loext:marker-style-name="T3"><text:span text:style-name="T2">class</text:span><text:span text:style-name="T3"> </text:span><text:span text:style-name="T5">Program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6">// Запускаем поток, в котором будет выполняться метод с бесконечным циклом</text:span></text:p>
      <text:p text:style-name="Standard" loext:marker-style-name="T3"><text:span text:style-name="T3"><text:s text:c="8"/>ThreadPool.QueueUserWorkItem(ThreadMethod);</text:span><text:span text:style-name="T3"/></text:p>
      <text:p text:style-name="P5" loext:marker-style-name="T3"/>
      <text:p text:style-name="Standard" loext:marker-style-name="T3"><text:span text:style-name="T3"><text:s text:c="8"/></text:span><text:span text:style-name="T6">// Основной поток продолжает выполнение и завершается, но метод ThreadMethod продолжает работать в отдельном потоке</text:span></text:p>
      <text:p text:style-name="Standard" loext:marker-style-name="T3"><text:span text:style-name="T3"><text:s text:c="8"/>Console.WriteLine(</text:span><text:span text:style-name="T7">"Основной поток завершил свою работу. Для завершения нажмите Enter."</text:span><text:span text:style-name="T3">);</text:span></text:p>
      <text:p text:style-name="Standard" loext:marker-style-name="T3"><text:span text:style-name="T3"><text:s text:c="8"/>Console.ReadLine();</text:span><text:span text:style-name="T3"/></text:p>
      <text:p text:style-name="Standard" loext:marker-style-name="T3"><text:span text:style-name="T3"><text:s text:c="4"/>}</text:span><text:span text:style-name="T3"/></text:p>
      <text:p text:style-name="P5" loext:marker-style-name="T3"/>
      <text:p text:style-name="Standard" loext:marker-style-name="T3"><text:span text:style-name="T3"><text:s text:c="4"/></text:span><text:span text:style-name="T2">static</text:span><text:span text:style-name="T3"> </text:span><text:span text:style-name="T2">void</text:span><text:span text:style-name="T3"> ThreadMethod(</text:span><text:span text:style-name="T2">object</text:span><text:span text:style-name="T3"> state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Console.WriteLine(</text:span><text:span text:style-name="T7">"Поток с бесконечным циклом запущен. Для завершения нажмите Enter."</text:span><text:span text:style-name="T3">);</text:span></text:p>
      <text:p text:style-name="P5" loext:marker-style-name="T3"/>
      <text:p text:style-name="Standard" loext:marker-style-name="T3"><text:span text:style-name="T3"><text:s text:c="8"/></text:span><text:span text:style-name="T2">while</text:span><text:span text:style-name="T3"> (</text:span><text:span text:style-name="T2">true</text:span><text:span text:style-name="T3">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6">// Ожидаем нажатие Enter</text:span></text:p>
      <text:p text:style-name="Standard" loext:marker-style-name="T3"><text:span text:style-name="T3"><text:s text:c="12"/>Console.ReadLine();</text:span><text:span text:style-name="T3"/></text:p>
      <text:p text:style-name="P5" loext:marker-style-name="T3"/>
      <text:p text:style-name="Standard" loext:marker-style-name="T3"><text:span text:style-name="T3"><text:s text:c="12"/></text:span><text:span text:style-name="T6">// Выводим сообщение на консоль</text:span></text:p>
      <text:p text:style-name="Standard" loext:marker-style-name="T3"><text:span text:style-name="T3"><text:s text:c="12"/>Console.WriteLine(</text:span><text:span text:style-name="T7">"Enter был нажат!"</text:span><text:span text:style-name="T3">);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P4"><text:span text:style-name="T3">}</text:span></text:p>
      <text:p text:style-name="P2"><text:span text:style-name="T4"/></text:p>
      <text:p text:style-name="P8"><text:span text:style-name="T4">Объяснение кода:</text:span></text:p>
      <text:list text:style-name="L1">
        <text:list-item>
          <text:p text:style-name="P6">Мы используем метод <text:span text:style-name="Source_20_Text">ThreadPool.QueueUserWorkItem</text:span>, чтобы запустить метод <text:span text:style-name="Source_20_Text">ThreadMethod </text:span>в отдельном потоке из пула потоков.</text:p>
        </text:list-item>
        <text:list-item>
          <text:p text:style-name="P7">Метод <text:span text:style-name="Source_20_Text">ThreadMethod </text:span>выполняет бесконечный цикл, который ожидает нажатия клавиши Enter с помощью <text:span text:style-name="Source_20_Text">Console.ReadLine()</text:span>. Когда пользователь нажимает Enter, выводится сообщение на консоль.</text:p>
        </text:list-item>
        <text:list-item>
          <text:p text:style-name="P7">Основной поток, в котором выполняется <text:span text:style-name="Source_20_Text">Main</text:span>, завершается после запуска потока с бесконечным циклом.</text:p>
        </text:list-item>
      </text:list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05:27.648000000</meta:creation-date>
    <dc:date>2024-06-10T21:07:23.769000000</dc:date>
    <meta:editing-duration>PT1M56S</meta:editing-duration>
    <meta:editing-cycles>1</meta:editing-cycles>
    <meta:document-statistic meta:table-count="0" meta:image-count="0" meta:object-count="0" meta:page-count="1" meta:paragraph-count="31" meta:word-count="185" meta:character-count="1596" meta:non-whitespace-character-count="1300"/>
    <meta:generator>LibreOffice/7.6.3.2$Windows_X86_64 LibreOffice_project/29d686fea9f6705b262d369fede658f824154cc0</meta:generator>
  </office:meta>
</office:document-meta>
</file>